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/>
    </style:style>
    <style:style style:name="P2" style:family="paragraph" style:parent-style-name="Standard">
      <style:paragraph-properties fo:break-before="page"/>
      <style:text-properties style:font-name="LM Mono 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license for the Google Speech Recognition software.</text:p>
      <text:p text:style-name="P1"/>
      <text:p text:style-name="P1"/>
      <text:p text:style-name="P1"># Copyright 2017 Google Inc. All Rights Reserved.</text:p>
      <text:p text:style-name="P1">#</text:p>
      <text:p text:style-name="P1"># Licensed under the Apache License, Version 2.0 (the "License");</text:p>
      <text:p text:style-name="P1"># you may not use this file except in compliance with the License.</text:p>
      <text:p text:style-name="P1"># You may obtain a copy of the License at</text:p>
      <text:p text:style-name="P1">#</text:p>
      <text:p text:style-name="P1"># <text:s text:c="5"/>http://www.apache.org/licenses/LICENSE-2.0</text:p>
      <text:p text:style-name="P1">#</text:p>
      <text:p text:style-name="P1"># Unless required by applicable law or agreed to in writing, software</text:p>
      <text:p text:style-name="P1"># distributed under the License is distributed on an "AS IS" BASIS,</text:p>
      <text:p text:style-name="P1"># WITHOUT WARRANTIES OR CONDITIONS OF ANY KIND, either express or implied.</text:p>
      <text:p text:style-name="P1"># See the License for the specific language governing permissions and</text:p>
      <text:p text:style-name="P1"># limitations under the License.</text:p>
      <text:p text:style-name="P1"/>
      <text:p text:style-name="P2"/>
      <text:p text:style-name="P1">This is the license for the Chatbot Tutorial Sequence to Sequence model.</text:p>
      <text:p text:style-name="P1"/>
      <text:p text:style-name="P1">================</text:p>
      <text:p text:style-name="P1">**Author:** `Matthew Inkawhich &lt;https://github.com/MatthewInkawhich&gt;`_</text:p>
      <text:p text:style-name="P1"/>
      <text:p text:style-name="P1"/>
      <text:p text:style-name="P1">BSD 3-Clause License</text:p>
      <text:p text:style-name="P1"/>
      <text:p text:style-name="P1">Copyright (c) 2017, Pytorch contributors</text:p>
      <text:p text:style-name="P1">All rights reserved.</text:p>
      <text:p text:style-name="P1"/>
      <text:p text:style-name="P1">Redistribution and use in source and binary forms, with or without</text:p>
      <text:p text:style-name="P1">modification, are permitted provided that the following conditions are met:</text:p>
      <text:p text:style-name="P1"/>
      <text:p text:style-name="P1">* Redistributions of source code must retain the above copyright notice, this</text:p>
      <text:p text:style-name="P1"><text:s text:c="2"/>list of conditions and the following disclaimer.</text:p>
      <text:p text:style-name="P1"/>
      <text:p text:style-name="P1">* Redistributions in binary form must reproduce the above copyright notice,</text:p>
      <text:p text:style-name="P1"><text:s text:c="2"/>this list of conditions and the following disclaimer in the documentation</text:p>
      <text:p text:style-name="P1"><text:s text:c="2"/>and/or other materials provided with the distribution.</text:p>
      <text:p text:style-name="P1"/>
      <text:p text:style-name="P1">* Neither the name of the copyright holder nor the names of its</text:p>
      <text:p text:style-name="P1"><text:s text:c="2"/>contributors may be used to endorse or promote products derived from</text:p>
      <text:p text:style-name="P1"><text:s text:c="2"/>this software without specific prior written permission.</text:p>
      <text:p text:style-name="P1"/>
      <text:p text:style-name="P1">THIS SOFTWARE IS PROVIDED BY THE COPYRIGHT HOLDERS AND CONTRIBUTORS "AS IS"</text:p>
      <text:p text:style-name="P1">AND ANY EXPRESS OR IMPLIED WARRANTIES, INCLUDING, BUT NOT LIMITED TO, THE</text:p>
      <text:p text:style-name="P1">IMPLIED WARRANTIES OF MERCHANTABILITY AND FITNESS FOR A PARTICULAR PURPOSE ARE</text:p>
      <text:p text:style-name="P1">DISCLAIMED. IN NO EVENT SHALL THE COPYRIGHT HOLDER OR CONTRIBUTORS BE LIABLE</text:p>
      <text:p text:style-name="P1">FOR ANY DIRECT, INDIRECT, INCIDENTAL, SPECIAL, EXEMPLARY, OR CONSEQUENTIAL</text:p>
      <text:p text:style-name="P1">DAMAGES (INCLUDING, BUT NOT LIMITED TO, PROCUREMENT OF SUBSTITUTE GOODS OR</text:p>
      <text:p text:style-name="P1">SERVICES; LOSS OF USE, DATA, OR PROFITS; OR BUSINESS INTERRUPTION) HOWEVER</text:p>
      <text:p text:style-name="P1">CAUSED AND ON ANY THEORY OF LIABILITY, WHETHER IN CONTRACT, STRICT LIABILITY,</text:p>
      <text:p text:style-name="P1">OR TORT (INCLUDING NEGLIGENCE OR OTHERWISE) ARISING IN ANY WAY OUT OF THE USE</text:p>
      <text:p text:style-name="P1">OF THIS SOFTWARE, EVEN IF ADVISED OF THE POSSIBILITY OF SUCH DAMAGE.</text:p>
      <text:p text:style-name="P1"/>
      <text:p text:style-name="P1"/>
      <text:p text:style-name="P2">This is the license for the GPT2 software.</text:p>
      <text:p text:style-name="P1"/>
      <text:p text:style-name="P1"/>
      <text:p text:style-name="P1"><text:s text:c="4"/>code by TaeHwan Jung(@graykode)</text:p>
      <text:p text:style-name="P1"><text:s text:c="4"/>Original Paper and repository here : https://github.com/openai/gpt-2</text:p>
      <text:p text:style-name="P1"><text:s text:c="4"/>GPT2 Pytorch Model : https://github.com/huggingface/pytorch-pretrained-BERT</text:p>
      <text:p text:style-name="P1"/>
      <text:p text:style-name="P1">MIT License</text:p>
      <text:p text:style-name="P1"/>
      <text:p text:style-name="P1">Copyright (c) 2019 OpenAI, HugginFace Inc. team. and TaeHwan Jung</text:p>
      <text:p text:style-name="P1"/>
      <text:p text:style-name="P1">Permission is hereby granted, free of charge, to any person obtaining a copy</text:p>
      <text:p text:style-name="P1">of this software and associated documentation files (the "Software"), to deal</text:p>
      <text:p text:style-name="P1">in the Software without restriction, including without limitation the rights</text:p>
      <text:p text:style-name="P1">to use, copy, modify, merge, publish, distribute, sublicense, and/or sell</text:p>
      <text:p text:style-name="P1">copies of the Software, and to permit persons to whom the Software is</text:p>
      <text:p text:style-name="P1">furnished to do so, subject to the following conditions:</text:p>
      <text:p text:style-name="P1"/>
      <text:p text:style-name="P1">The above copyright notice and this permission notice shall be included in all</text:p>
      <text:p text:style-name="P1">copies or substantial portions of the Software.</text:p>
      <text:p text:style-name="P1"/>
      <text:p text:style-name="P1">THE SOFTWARE IS PROVIDED "AS IS", WITHOUT WARRANTY OF ANY KIND, EXPRESS OR</text:p>
      <text:p text:style-name="P1">IMPLIED, INCLUDING BUT NOT LIMITED TO THE WARRANTIES OF MERCHANTABILITY,</text:p>
      <text:p text:style-name="P1">FITNESS FOR A PARTICULAR PURPOSE AND NONINFRINGEMENT. IN NO EVENT SHALL THE</text:p>
      <text:p text:style-name="P1">AUTHORS OR COPYRIGHT HOLDERS BE LIABLE FOR ANY CLAIM, DAMAGES OR OTHER</text:p>
      <text:p text:style-name="P1">LIABILITY, WHETHER IN AN ACTION OF CONTRACT, TORT OR OTHERWISE, ARISING FROM,</text:p>
      <text:p text:style-name="P1">OUT OF OR IN CONNECTION WITH THE SOFTWARE OR THE USE OR OTHER DEALINGS IN THE</text:p>
      <text:p text:style-name="P1">SOFTWARE.</text:p>
      <text:p text:style-name="P1"/>
      <text:p text:style-name="P2">This is the license for the Pytorch software.</text:p>
      <text:p text:style-name="P1"/>
      <text:p text:style-name="P1">From PyTorch:</text:p>
      <text:p text:style-name="P1"/>
      <text:p text:style-name="P1">Copyright (c) 2016- <text:s text:c="4"/>Facebook, Inc <text:s text:c="11"/>(Adam Paszke)</text:p>
      <text:p text:style-name="P1">Copyright (c) 2014- <text:s text:c="4"/>Facebook, Inc <text:s text:c="11"/>(Soumith Chintala)</text:p>
      <text:p text:style-name="P1">Copyright (c) 2011-2014 Idiap Research Institute (Ronan Collobert)</text:p>
      <text:p text:style-name="P1">Copyright (c) 2012-2014 Deepmind Technologies <text:s text:c="3"/>(Koray Kavukcuoglu)</text:p>
      <text:p text:style-name="P1">Copyright (c) 2011-2012 NEC Laboratories America (Koray Kavukcuoglu)</text:p>
      <text:p text:style-name="P1">Copyright (c) 2011-2013 NYU <text:s text:c="21"/>(Clement Farabet)</text:p>
      <text:p text:style-name="P1">Copyright (c) 2006-2010 NEC Laboratories America (Ronan Collobert, Leon Bottou, Iain Melvin, Jason Weston)</text:p>
      <text:p text:style-name="P1">Copyright (c) 2006 <text:s text:c="5"/>Idiap Research Institute (Samy Bengio)</text:p>
      <text:p text:style-name="P1">Copyright (c) 2001-2004 Idiap Research Institute (Ronan Collobert, Samy Bengio, Johnny Mariethoz)</text:p>
      <text:p text:style-name="P1"/>
      <text:p text:style-name="P1">From Caffe2:</text:p>
      <text:p text:style-name="P1"/>
      <text:p text:style-name="P1">Copyright (c) 2016-present, Facebook Inc. All rights reserved.</text:p>
      <text:p text:style-name="P1"/>
      <text:p text:style-name="P1">All contributions by Facebook:</text:p>
      <text:p text:style-name="P1">Copyright (c) 2016 Facebook Inc.</text:p>
      <text:p text:style-name="P1"><text:s/></text:p>
      <text:p text:style-name="P1">All contributions by Google:</text:p>
      <text:p text:style-name="P1">Copyright (c) 2015 Google Inc.</text:p>
      <text:p text:style-name="P1">All rights reserved.</text:p>
      <text:p text:style-name="P1"><text:s/></text:p>
      <text:p text:style-name="P1">All contributions by Yangqing Jia:</text:p>
      <text:p text:style-name="P1">Copyright (c) 2015 Yangqing Jia</text:p>
      <text:p text:style-name="P1">All rights reserved.</text:p>
      <text:p text:style-name="P1"><text:s/></text:p>
      <text:p text:style-name="P1">All contributions from Caffe:</text:p>
      <text:p text:style-name="P1">Copyright(c) 2013, 2014, 2015, the respective contributors</text:p>
      <text:p text:style-name="P1">All rights reserved.</text:p>
      <text:p text:style-name="P1"><text:s/></text:p>
      <text:p text:style-name="P1">All other contributions:</text:p>
      <text:p text:style-name="P1">Copyright(c) 2015, 2016 the respective contributors</text:p>
      <text:p text:style-name="P1">All rights reserved.</text:p>
      <text:p text:style-name="P1"><text:s/></text:p>
      <text:p text:style-name="P1">Caffe2 uses a copyright model similar to Caffe: each contributor holds</text:p>
      <text:p text:style-name="P1">copyright over their contributions to Caffe2. The project versioning records</text:p>
      <text:p text:style-name="P1">all such contribution and copyright details. If a contributor wants to further</text:p>
      <text:p text:style-name="P1"><text:soft-page-break/>mark their specific copyright on a particular contribution, they should</text:p>
      <text:p text:style-name="P1">indicate their copyright solely in the commit message of the change when it is</text:p>
      <text:p text:style-name="P1">committed.</text:p>
      <text:p text:style-name="P1"/>
      <text:p text:style-name="P1">All rights reserved.</text:p>
      <text:p text:style-name="P1"/>
      <text:p text:style-name="P1">Redistribution and use in source and binary forms, with or without</text:p>
      <text:p text:style-name="P1">modification, are permitted provided that the following conditions are met:</text:p>
      <text:p text:style-name="P1"/>
      <text:p text:style-name="P1">1. Redistributions of source code must retain the above copyright</text:p>
      <text:p text:style-name="P1"><text:s text:c="3"/>notice, this list of conditions and the following disclaimer.</text:p>
      <text:p text:style-name="P1"/>
      <text:p text:style-name="P1">2. Redistributions in binary form must reproduce the above copyright</text:p>
      <text:p text:style-name="P1"><text:s text:c="3"/>notice, this list of conditions and the following disclaimer in the</text:p>
      <text:p text:style-name="P1"><text:s text:c="3"/>documentation and/or other materials provided with the distribution.</text:p>
      <text:p text:style-name="P1"/>
      <text:p text:style-name="P1">3. Neither the names of Facebook, Deepmind Technologies, NYU, NEC Laboratories America</text:p>
      <text:p text:style-name="P1"><text:s text:c="3"/>and IDIAP Research Institute nor the names of its contributors may be</text:p>
      <text:p text:style-name="P1"><text:s text:c="3"/>used to endorse or promote products derived from this software without</text:p>
      <text:p text:style-name="P1"><text:s text:c="3"/>specific prior written permission.</text:p>
      <text:p text:style-name="P1"/>
      <text:p text:style-name="P1">THIS SOFTWARE IS PROVIDED BY THE COPYRIGHT HOLDERS AND CONTRIBUTORS "AS IS"</text:p>
      <text:p text:style-name="P1">AND ANY EXPRESS OR IMPLIED WARRANTIES, INCLUDING, BUT NOT LIMITED TO, THE</text:p>
      <text:p text:style-name="P1">IMPLIED WARRANTIES OF MERCHANTABILITY AND FITNESS FOR A PARTICULAR PURPOSE</text:p>
      <text:p text:style-name="P1">ARE DISCLAIMED. IN NO EVENT SHALL THE COPYRIGHT OWNER OR CONTRIBUTORS BE</text:p>
      <text:p text:style-name="P1">LIABLE FOR ANY DIRECT, INDIRECT, INCIDENTAL, SPECIAL, EXEMPLARY, OR</text:p>
      <text:p text:style-name="P1">CONSEQUENTIAL DAMAGES (INCLUDING, BUT NOT LIMITED TO, PROCUREMENT OF</text:p>
      <text:p text:style-name="P1">SUBSTITUTE GOODS OR SERVICES; LOSS OF USE, DATA, OR PROFITS; OR BUSINESS</text:p>
      <text:p text:style-name="P1">INTERRUPTION) HOWEVER CAUSED AND ON ANY THEORY OF LIABILITY, WHETHER IN</text:p>
      <text:p text:style-name="P1">CONTRACT, STRICT LIABILITY, OR TORT (INCLUDING NEGLIGENCE OR OTHERWISE)</text:p>
      <text:p text:style-name="P1">ARISING IN ANY WAY OUT OF THE USE OF THIS SOFTWARE, EVEN IF ADVISED OF THE</text:p>
      <text:p text:style-name="P1">POSSIBILITY OF SUCH DAM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0:34:51.689458736</meta:creation-date>
    <dc:date>2020-09-27T10:38:55.098212307</dc:date>
    <meta:editing-duration>PT4M4S</meta:editing-duration>
    <meta:editing-cycles>1</meta:editing-cycles>
    <meta:document-statistic meta:table-count="0" meta:image-count="0" meta:object-count="0" meta:page-count="5" meta:paragraph-count="122" meta:word-count="992" meta:character-count="6726" meta:non-whitespace-character-count="5742"/>
    <meta:generator>LibreOffice/6.4.5.2$Linux_X86_64 LibreOffice_project/40$Build-2</meta:generator>
  </office:meta>
</office:document-meta>
</file>